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c917" officeooo:paragraph-rsid="001cc917"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officeooo:rsid="001cc917" officeooo:paragraph-rsid="001cc91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a50f40" officeooo:paragraph-rsid="00237658"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rsid="013884ef" officeooo:paragraph-rsid="00b2f1d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13b68ad" officeooo:paragraph-rsid="013b68a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13cb681" officeooo:paragraph-rsid="013cb68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officeooo:rsid="00237658" officeooo:paragraph-rsid="0023765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237658" officeooo:paragraph-rsid="00b2f1db"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237658" officeooo:paragraph-rsid="013a5272"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b2103f" officeooo:paragraph-rsid="001cc917"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13a5272" officeooo:paragraph-rsid="013a5272"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0pt" fo:font-weight="bold" officeooo:rsid="001cc917" officeooo:paragraph-rsid="001cc917" style:font-size-asian="8.75pt" style:font-weight-asian="bold" style:font-size-complex="10pt" style:font-weight-complex="bold"/>
    </style:style>
    <style:style style:name="P13" style:family="paragraph" style:parent-style-name="Standard">
      <style:paragraph-properties fo:text-align="justify" style:justify-single-word="false"/>
      <style:text-properties officeooo:paragraph-rsid="013a5272"/>
    </style:style>
    <style:style style:name="P14" style:family="paragraph" style:parent-style-name="Standard" style:list-style-name="L1">
      <style:paragraph-properties fo:text-align="justify" style:justify-single-word="false"/>
      <style:text-properties fo:font-size="12pt" fo:font-weight="normal" officeooo:rsid="013cb681" officeooo:paragraph-rsid="013cb681" style:font-size-asian="10.5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fo:font-size="12pt" fo:font-weight="normal" officeooo:rsid="013de9a2" officeooo:paragraph-rsid="013de9a2" style:font-size-asian="10.5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size="12pt" fo:font-weight="normal" officeooo:rsid="013de9a2" officeooo:paragraph-rsid="0144df1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140ff98" officeooo:paragraph-rsid="0140ff98" style:font-size-asian="10.5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fo:font-size="12pt" fo:font-weight="normal" officeooo:rsid="01453697" officeooo:paragraph-rsid="0145369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bold" officeooo:rsid="013cb681" officeooo:paragraph-rsid="013a5272" style:font-size-asian="10.5pt" style:font-weight-asian="bold" style:font-size-complex="12pt" style:font-weight-complex="bold"/>
    </style:style>
    <style:style style:name="P20" style:family="paragraph" style:parent-style-name="Standard" style:list-style-name="L2">
      <style:paragraph-properties fo:text-align="justify" style:justify-single-word="false"/>
      <style:text-properties officeooo:paragraph-rsid="0140ff98"/>
    </style:style>
    <style:style style:name="P21" style:family="paragraph" style:parent-style-name="Standard" style:list-style-name="L2">
      <style:paragraph-properties fo:text-align="justify" style:justify-single-word="false"/>
      <style:text-properties officeooo:rsid="01453697" officeooo:paragraph-rsid="01453697"/>
    </style:style>
    <style:style style:name="T1" style:family="text">
      <style:text-properties fo:font-weight="bold" style:font-weight-asian="bold" style:font-weight-complex="bold"/>
    </style:style>
    <style:style style:name="T2" style:family="text">
      <style:text-properties officeooo:rsid="0021e46d"/>
    </style:style>
    <style:style style:name="T3" style:family="text">
      <style:text-properties fo:font-size="12pt" fo:font-weight="bold" officeooo:rsid="013a5272" style:font-size-asian="10.5pt" style:font-weight-asian="bold" style:font-size-complex="12pt" style:font-weight-complex="bold"/>
    </style:style>
    <style:style style:name="T4" style:family="text">
      <style:text-properties fo:font-size="12pt" fo:font-weight="bold" officeooo:rsid="00237658" style:font-size-asian="10.5pt" style:font-weight-asian="bold" style:font-size-complex="12pt" style:font-weight-complex="bold"/>
    </style:style>
    <style:style style:name="T5" style:family="text">
      <style:text-properties fo:font-size="12pt" fo:font-weight="bold" officeooo:rsid="013cb681" style:font-size-asian="10.5pt" style:font-weight-asian="bold" style:font-size-complex="12pt" style:font-weight-complex="bol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13cb681" style:font-size-asian="10.5pt" style:font-weight-asian="normal" style:font-size-complex="12pt" style:font-weight-complex="normal"/>
    </style:style>
    <style:style style:name="T8" style:family="text">
      <style:text-properties fo:font-size="12pt" fo:font-weight="normal" officeooo:rsid="0140ff98" style:font-size-asian="10.5pt" style:font-weight-asian="normal" style:font-size-complex="12pt" style:font-weight-complex="normal"/>
    </style:style>
    <style:style style:name="T9" style:family="text">
      <style:text-properties officeooo:rsid="00779d4f"/>
    </style:style>
    <style:style style:name="T10" style:family="text">
      <style:text-properties officeooo:rsid="00b2103f"/>
    </style:style>
    <style:style style:name="T11" style:family="text">
      <style:text-properties officeooo:rsid="013910e2"/>
    </style:style>
    <style:style style:name="T12" style:family="text">
      <style:text-properties officeooo:rsid="013a5272"/>
    </style:style>
    <style:style style:name="T13" style:family="text">
      <style:text-properties officeooo:rsid="013bd3f5"/>
    </style:style>
    <style:style style:name="T14" style:family="text">
      <style:text-properties officeooo:rsid="013f9dd2"/>
    </style:style>
    <style:style style:name="T15" style:family="text">
      <style:text-properties officeooo:rsid="0142ea03"/>
    </style:style>
    <style:style style:name="T16" style:family="text">
      <style:text-properties officeooo:rsid="014536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2">ADVANCED COMPUTER ARCHITECTURE - </text:span>HOMEWORK I<text:span text:style-name="T9">I</text:span><text:span text:style-name="T10">I</text:span></text:p>
      <text:p text:style-name="P12"/>
      <text:p text:style-name="P2"/>
      <text:p text:style-name="P2"><text:span text:style-name="T1">Student:</text:span> Francisco Javier Blázquez Martínez</text:p>
      <text:p text:style-name="P2"><text:span text:style-name="T1">E-mail:</text:span> francisco.blazquezmartinez@epfl.ch</text:p>
      <text:p text:style-name="P2"><text:span text:style-name="T1">Sciper:</text:span> 331229</text:p>
      <text:p text:style-name="P2"/>
      <text:p text:style-name="P2"/>
      <text:p text:style-name="P4">Spectre attack.</text:p>
      <text:p text:style-name="P10"/>
      <text:p text:style-name="P7"/>
      <text:p text:style-name="P7">1.- <text:span text:style-name="T11">Training Local and Global Branch Predictors</text:span> </text:p>
      <text:p text:style-name="P7"/>
      <text:p text:style-name="P5">Following the directions of the homework statement, the branch predictors are trained by both <text:span text:style-name="T13">adding long nested deterministic loops (global case) and after these, several invocations to the victim function with a valid value. </text:span></text:p>
      <text:p text:style-name="P3"/>
      <text:p text:style-name="P9"><text:span text:style-name="T12">2</text:span>.- <text:span text:style-name="T12">Side channel extension</text:span> </text:p>
      <text:p text:style-name="P9"/>
      <text:p text:style-name="P5">Since it’s not allowed to modify the victim’s code so that we can artificially make more complex the evaluation of the condition in the if clause (adding the computation of trivial conditions or the evaluation of variables we know are not present in the cache) the only way to make side channel extension is by flushing the cache block where the “malicious_x” is <text:span text:style-name="T15">so that we can guarantee a cache miss when reading this for evaluating the condition</text:span>. <text:span text:style-name="T16">However, I don’t see if this is really an improvement or if this is a change that doesn’t affect since at the end the parameter is passed by value, so it’s copied in the stack and therefore in another cache block. This can be the reason behind the lack of estability of my code.</text:span></text:p>
      <text:p text:style-name="P8"/>
      <text:p text:style-name="P11">3.- Improving the attack accuracy</text:p>
      <text:p text:style-name="P11"/>
      <text:p text:style-name="P6">This is done thanks to (in order of importance):</text:p>
      <text:list xml:id="list1185095236" text:style-name="L1">
        <text:list-item>
          <text:p text:style-name="P14">Adjusting the decission threshold.</text:p>
        </text:list-item>
        <text:list-item>
          <text:p text:style-name="P16">Randomizing the access to the cache blocks.</text:p>
        </text:list-item>
        <text:list-item>
          <text:p text:style-name="P14">Increasing the number of repetitions.</text:p>
        </text:list-item>
        <text:list-item>
          <text:p text:style-name="P15">Adjusting the training of the branch predictor<text:span text:style-name="T14">s</text:span>.</text:p>
        </text:list-item>
      </text:list>
      <text:p text:style-name="P9"/>
      <text:p text:style-name="P13"><text:span text:style-name="T3">4</text:span><text:span text:style-name="T4">.- </text:span><text:span text:style-name="T5">Troubleshooting</text:span></text:p>
      <text:p text:style-name="P19"/>
      <text:list xml:id="list2554902555" text:style-name="L2">
        <text:list-item>
          <text:p text:style-name="P21"><text:span text:style-name="T7">L</text:span><text:span text:style-name="T6">ack of accuracy, isue solved by readjusting the decision threshold.</text:span></text:p>
        </text:list-item>
        <text:list-item>
          <text:p text:style-name="P20"><text:span text:style-name="T7">M</text:span><text:span text:style-name="T8">aking the access random proved to be a requeriment in my computer. </text:span></text:p>
        </text:list-item>
        <text:list-item>
          <text:p text:style-name="P18">Lack of estability, issue not solved.</text:p>
          <text:p text:style-name="P18"/>
        </text:list-item>
      </text:list>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3T04:11:36.063057623</meta:creation-date>
    <dc:date>2021-06-18T08:35:11.894497229</dc:date>
    <meta:editing-duration>P1DT6H34S</meta:editing-duration>
    <meta:editing-cycles>255</meta:editing-cycles>
    <meta:generator>LibreOffice/6.4.7.2$Linux_X86_64 LibreOffice_project/40$Build-2</meta:generator>
    <meta:document-statistic meta:table-count="0" meta:image-count="0" meta:object-count="0" meta:page-count="1" meta:paragraph-count="19" meta:word-count="268" meta:character-count="1638" meta:non-whitespace-character-count="1391"/>
  </office:meta>
</office:document-meta>
</file>